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enabsatz">
      <style:paragraph-properties fo:margin-left="0cm" fo:margin-right="0cm" fo:margin-top="0cm" fo:margin-bottom="0cm" loext:contextual-spacing="false" fo:line-height="100%" fo:text-indent="0cm" style:auto-text-indent="false" style:writing-mode="lr-tb"/>
    </style:style>
    <style:style style:name="P2" style:family="paragraph" style:parent-style-name="Listenabsatz">
      <style:paragraph-properties fo:margin-top="0cm" fo:margin-bottom="0cm" loext:contextual-spacing="false" fo:line-height="100%" style:writing-mode="lr-tb"/>
    </style:style>
    <style:style style:name="P3" style:family="paragraph" style:parent-style-name="Standard">
      <style:paragraph-properties fo:margin-top="0cm" fo:margin-bottom="0cm" loext:contextual-spacing="false" fo:line-height="100%" style:writing-mode="lr-tb"/>
    </style:style>
    <style:style style:name="P4" style:family="paragraph" style:parent-style-name="Standard">
      <style:paragraph-properties fo:line-height="100%"/>
    </style:style>
    <style:style style:name="P5" style:family="paragraph" style:parent-style-name="Listenabsatz" style:list-style-name="L1">
      <style:paragraph-properties fo:margin-top="0cm" fo:margin-bottom="0cm" loext:contextual-spacing="false" fo:line-height="100%" style:writing-mode="lr-tb"/>
    </style:style>
    <style:style style:name="P6" style:family="paragraph" style:parent-style-name="Listenabsatz" style:list-style-name="L1">
      <style:paragraph-properties fo:margin-top="0cm" fo:margin-bottom="0cm" loext:contextual-spacing="false" fo:line-height="100%" style:writing-mode="lr-tb"/>
      <style:text-properties officeooo:paragraph-rsid="000a3f8c"/>
    </style:style>
    <style:style style:name="P7" style:family="paragraph" style:parent-style-name="Listenabsatz" style:list-style-name="L2">
      <style:paragraph-properties fo:margin-top="0cm" fo:margin-bottom="0cm" loext:contextual-spacing="false" fo:line-height="100%" style:writing-mode="lr-tb"/>
    </style:style>
    <style:style style:name="P8" style:family="paragraph" style:parent-style-name="Listenabsatz" style:list-style-name="L3">
      <style:paragraph-properties fo:margin-top="0cm" fo:margin-bottom="0cm" loext:contextual-spacing="false" fo:line-height="100%" style:writing-mode="lr-tb"/>
    </style:style>
    <style:style style:name="P9" style:family="paragraph" style:parent-style-name="Title" style:master-page-name="MP0">
      <style:paragraph-properties fo:line-height="100%" style:page-number="auto" fo:break-before="page"/>
    </style:style>
    <style:style style:name="P10" style:family="paragraph" style:parent-style-name="Heading_20_1">
      <style:paragraph-properties fo:line-height="100%"/>
      <style:text-properties fo:color="#000000" fo:font-weight="bold" style:font-weight-asian="bold" style:font-weight-complex="bold"/>
    </style:style>
    <style:style style:name="P11" style:family="paragraph" style:parent-style-name="Standard">
      <style:paragraph-properties fo:line-height="100%"/>
    </style:style>
    <style:style style:name="T1" style:family="text">
      <style:text-properties style:language-asian="de" style:country-asian="AT"/>
    </style:style>
    <style:style style:name="T2" style:family="text">
      <style:text-properties officeooo:rsid="000a3f8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obofriend <text:span text:style-name="T2">Steuerung</text:span></text:p>
      <text:h text:style-name="P10" text:outline-level="1"/>
      <text:h text:style-name="P10" text:outline-level="1">Einschalten</text:h>
      <text:list xml:id="list2758115364" text:style-name="L1">
        <text:list-item>
          <text:p text:style-name="P6">Kippschalter vorne unten umschalten (nach rechts)</text:p>
        </text:list-item>
        <text:list-item>
          <text:p text:style-name="P6">Taster vorne unten drücken (danach hört man ein Klicken)</text:p>
        </text:list-item>
        <text:list-item>
          <text:p text:style-name="P5">Warten bis Roboter „I am Robofriend“ sagt</text:p>
        </text:list-item>
      </text:list>
      <text:h text:style-name="P10" text:outline-level="1">Ausschalten</text:h>
      <text:list xml:id="list324540015" text:style-name="L2">
        <text:list-item>
          <text:p text:style-name="P7">Am Keyboard ESC + „exit“ + ENTER eingeben</text:p>
        </text:list-item>
        <text:list-item>
          <text:p text:style-name="P7">Warten bis Bildschirm schwarz ist</text:p>
        </text:list-item>
        <text:list-item>
          <text:p text:style-name="P7">Kippschalter vorne unten umschalten (nach links)</text:p>
        </text:list-item>
      </text:list>
      <text:p text:style-name="P4"/>
      <text:p text:style-name="P4">Mit „quit“ wird nur das Robofriend-Programm beendet, der Raspberry Pi aber nicht heruntergefahren.</text:p>
      <text:h text:style-name="P10" text:outline-level="1">Bewegen</text:h>
      <text:p text:style-name="P4">Drücken der 4 Pfeiltasten auf der beiliegenden Tastatur.</text:p>
      <text:h text:style-name="P10" text:outline-level="1">Sprechen und Geräusche</text:h>
      <text:p text:style-name="P3">Drücken von entsprechenden Tasten auf der Tastatur:</text:p>
      <text:list xml:id="list336057619" text:style-name="L3">
        <text:list-item>
          <text:p text:style-name="P8">1 = „Hallo, wie gehts?“</text:p>
        </text:list-item>
        <text:list-item>
          <text:p text:style-name="P8">2 = „Danke, mir geht es gut.“</text:p>
        </text:list-item>
        <text:list-item>
          <text:p text:style-name="P8">3 = „Willst du etwas zum knabbern?“</text:p>
        </text:list-item>
        <text:list-item>
          <text:p text:style-name="P8">4 = „Bitte, gerne.“</text:p>
        </text:list-item>
        <text:list-item>
          <text:p text:style-name="P8">5 = „Wie heißt du?“</text:p>
        </text:list-item>
        <text:list-item>
          <text:p text:style-name="P8">6 = „Ich heiße Robofreund.“</text:p>
        </text:list-item>
        <text:list-item>
          <text:p text:style-name="P8">7 = „Mir ist langweilig“</text:p>
        </text:list-item>
        <text:list-item>
          <text:p text:style-name="P8">8 = „Heute ist ein schöner Tag.“</text:p>
        </text:list-item>
        <text:list-item>
          <text:p text:style-name="P8">9 = Zufällige Sätze / Sprüche (z.B. „Hallo“, „Darf ich dir etwas bringen?“, …)</text:p>
        </text:list-item>
        <text:list-item>
          <text:p text:style-name="P8">0 = Zufällige, lustige/dumme Sätze und Sprüche</text:p>
        </text:list-item>
        <text:list-item>
          <text:p text:style-name="P8">Tippen eines oder mehrerer Wörter auf Tastatur + ENTER = beliebige Wörter oder Sätze</text:p>
        </text:list-item>
        <text:list-item>
          <text:p text:style-name="P8">ESC = Löschen von eingegebenem Text (z.B. bei Tippfehler)</text:p>
        </text:list-item>
        <text:list-item>
          <text:p text:style-name="P8">BACKSPACE = letzten gesprochenen Satz/Wort (über Tastatur eingegeben) wiederholen</text:p>
        </text:list-item>
        <text:list-item>
          <text:p text:style-name="P8">„&lt;“ = mehr Lächeln</text:p>
        </text:list-item>
        <text:list-item>
          <text:p text:style-name="P8">„&gt;“ = weniger Lächeln</text:p>
        </text:list-item>
        <text:list-item>
          <text:p text:style-name="P8">? = zufälliger Sound</text:p>
        </text:list-item>
        <text:list-item>
          <text:p text:style-name="P8">| = letzter Sound nochmal spielen</text:p>
        </text:list-item>
      </text:list>
      <text:p text:style-name="P2"/>
      <text:p text:style-name="P1"><text:span text:style-name="Absatz-Standardschriftar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Title" style:family="paragraph" style:parent-style-name="Standard" style:next-style-name="Standard" style:class="chapter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title/>
    <dc:description/>
    <dc:subject/>
    <meta:initial-creator>klaus</meta:initial-creator>
    <meta:creation-date>2018-10-01T05:41:00Z</meta:creation-date>
    <dc:date>2018-10-01T11:29:49.866000000</dc:date>
    <meta:editing-cycles>5</meta:editing-cycles>
    <meta:editing-duration>PT18M7S</meta:editing-duration>
    <meta:document-statistic meta:table-count="0" meta:image-count="0" meta:object-count="0" meta:page-count="1" meta:paragraph-count="31" meta:word-count="216" meta:character-count="1219" meta:non-whitespace-character-count="1057"/>
    <meta:template xlink:type="simple" xlink:actuate="onRequest" xlink:title="" xlink:href="Normal.dotm"/>
  </office:meta>
</office:document-meta>
</file>